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3.7201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2.6909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20036" number:language="af" number:country="Z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8" style:family="table-cell" style:parent-style-name="Default" style:data-style-name="N49">
      <style:table-cell-properties fo:background-color="#55308d"/>
      <style:text-properties fo:font-weight="bold" style:font-weight-asian="bold" style:font-weight-complex="bold"/>
    </style:style>
    <style:style style:name="ce9" style:family="table-cell" style:parent-style-name="Default" style:data-style-name="N49"/>
    <style:style style:name="ce10" style:family="table-cell" style:parent-style-name="Default" style:data-style-name="N20036">
      <style:table-cell-properties fo:background-color="#55308d"/>
      <style:text-properties fo:font-weight="bold" style:font-weight-asian="bold" style:font-weight-complex="bold"/>
    </style:style>
    <style:style style:name="ce11" style:family="table-cell" style:parent-style-name="Default" style:data-style-name="N20036"/>
    <style:style style:name="ce12" style:family="table-cell" style:parent-style-name="Default">
      <style:table-cell-properties fo:background-color="#55308d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#55308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rders_has_produ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ce16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006" table:default-cell-style-name="Default"/>
        <table:table-row table:style-name="ro1">
          <table:table-cell table:style-name="ce4" office:value-type="string" calcext:value-type="string">
            <text:p>order_id</text:p>
          </table:table-cell>
          <table:table-cell table:style-name="ce4" office:value-type="string" calcext:value-type="string">
            <text:p>product_id</text:p>
          </table:table-cell>
          <table:table-cell table:style-name="ce5" office:value-type="string" calcext:value-type="string">
            <text:p>product_name</text:p>
          </table:table-cell>
          <table:table-cell table:style-name="ce6" office:value-type="string" calcext:value-type="string">
            <text:p>vendor_id</text:p>
          </table:table-cell>
          <table:table-cell table:style-name="ce7" office:value-type="string" calcext:value-type="string">
            <text:p>vendor_name </text:p>
          </table:table-cell>
          <table:table-cell table:style-name="ce4" office:value-type="string" calcext:value-type="string">
            <text:p>option_id</text:p>
          </table:table-cell>
          <table:table-cell table:style-name="ce4" office:value-type="string" calcext:value-type="string">
            <text:p>quantity</text:p>
          </table:table-cell>
          <table:table-cell table:style-name="ce8" office:value-type="string" calcext:value-type="string">
            <text:p>order_date</text:p>
          </table:table-cell>
          <table:table-cell table:style-name="ce10" office:value-type="string" calcext:value-type="string">
            <text:p>delivery_date</text:p>
          </table:table-cell>
          <table:table-cell table:style-name="ce12" office:value-type="string" calcext:value-type="string">
            <text:p>ship_name </text:p>
          </table:table-cell>
          <table:table-cell table:style-name="ce14" office:value-type="string" calcext:value-type="string">
            <text:p>ship_address </text:p>
          </table:table-cell>
          <table:table-cell table:style-name="ce12" office:value-type="string" calcext:value-type="string">
            <text:p>tracking_number</text:p>
          </table:table-cell>
          <table:table-cell table:style-name="ce12" office:value-type="string" calcext:value-type="string">
            <text:p>delivery_status</text:p>
          </table:table-cell>
          <table:table-cell table:style-name="ce17" office:value-type="string" calcext:value-type="string">
            <text:p>delivery_time</text:p>
          </table:table-cell>
          <table:table-cell table:style-name="ce17" office:value-type="string" calcext:value-type="string">
            <text:p>time_since_delivery</text:p>
          </table:table-cell>
          <table:table-cell table:style-name="ce3"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office:value-type="string" calcext:value-type="string">
            <text:p>Anna Addison</text:p>
          </table:table-cell>
          <table:table-cell table:style-name="ce15" office:value-type="string" calcext:value-type="string">
            <text:p>1325 Candy Rd --- San Francisco --- CA 96123</text:p>
          </table:table-cell>
          <table:table-cell table:style-name="ce13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2]-[.H2]" office:value-type="float" office:value="3" calcext:value-type="float">
            <text:p>3</text:p>
          </table:table-cell>
          <table:table-cell table:formula="of:=TODAY()-[.I2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office:value-type="string" calcext:value-type="string">
            <text:p>Anna Addison</text:p>
          </table:table-cell>
          <table:table-cell table:style-name="ce15" office:value-type="string" calcext:value-type="string">
            <text:p>1325 Candy Rd --- San Francisco --- CA 96123</text:p>
          </table:table-cell>
          <table:table-cell table:style-name="ce13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3]-[.H3]" office:value-type="float" office:value="3" calcext:value-type="float">
            <text:p>3</text:p>
          </table:table-cell>
          <table:table-cell table:formula="of:=TODAY()-[.I3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office:value-type="string" calcext:value-type="string">
            <text:p>Anna Addison</text:p>
          </table:table-cell>
          <table:table-cell table:style-name="ce15" office:value-type="string" calcext:value-type="string">
            <text:p>1325 Candy Rd --- San Francisco --- CA 96123</text:p>
          </table:table-cell>
          <table:table-cell table:style-name="ce13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4]-[.H4]" office:value-type="float" office:value="3" calcext:value-type="float">
            <text:p>3</text:p>
          </table:table-cell>
          <table:table-cell table:formula="of:=TODAY()-[.I4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7" calcext:value-type="date">
            <text:p>2018-10-17</text:p>
          </table:table-cell>
          <table:table-cell table:style-name="ce11" office:value-type="date" office:date-value="2018-10-20" calcext:value-type="date">
            <text:p>2018-10-20</text:p>
          </table:table-cell>
          <table:table-cell table:style-name="ce13" office:value-type="string" calcext:value-type="string">
            <text:p>Anna Addison</text:p>
          </table:table-cell>
          <table:table-cell table:style-name="ce15" office:value-type="string" calcext:value-type="string">
            <text:p>1325 Candy Rd --- San Francisco --- CA 96123</text:p>
          </table:table-cell>
          <table:table-cell table:style-name="ce13"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  <table:table-cell table:formula="of:=[.I5]-[.H5]" office:value-type="float" office:value="3" calcext:value-type="float">
            <text:p>3</text:p>
          </table:table-cell>
          <table:table-cell table:formula="of:=TODAY()-[.I5]" office:value-type="float" office:value="1354" calcext:value-type="float">
            <text:p>1354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office:value-type="string" calcext:value-type="string">
            <text:p>Carol Campbell</text:p>
          </table:table-cell>
          <table:table-cell table:style-name="ce15" office:value-type="string" calcext:value-type="string">
            <text:p>1931 Brown St --- Gainesville --- FL 85321</text:p>
          </table:table-cell>
          <table:table-cell table:style-name="ce13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6]-[.H6]" office:value-type="float" office:value="3" calcext:value-type="float">
            <text:p>3</text:p>
          </table:table-cell>
          <table:table-cell table:formula="of:=TODAY()-[.I6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office:value-type="string" calcext:value-type="string">
            <text:p>Carol Campbell</text:p>
          </table:table-cell>
          <table:table-cell table:style-name="ce15" office:value-type="string" calcext:value-type="string">
            <text:p>1931 Brown St --- Gainesville --- FL 85321</text:p>
          </table:table-cell>
          <table:table-cell table:style-name="ce13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7]-[.H7]" office:value-type="float" office:value="3" calcext:value-type="float">
            <text:p>3</text:p>
          </table:table-cell>
          <table:table-cell table:formula="of:=TODAY()-[.I7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office:value-type="string" calcext:value-type="string">
            <text:p>Carol Campbell</text:p>
          </table:table-cell>
          <table:table-cell table:style-name="ce15" office:value-type="string" calcext:value-type="string">
            <text:p>1931 Brown St --- Gainesville --- FL 85321</text:p>
          </table:table-cell>
          <table:table-cell table:style-name="ce13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8]-[.H8]" office:value-type="float" office:value="3" calcext:value-type="float">
            <text:p>3</text:p>
          </table:table-cell>
          <table:table-cell table:formula="of:=TODAY()-[.I8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5" calcext:value-type="date">
            <text:p>2018-10-15</text:p>
          </table:table-cell>
          <table:table-cell table:style-name="ce11" office:value-type="date" office:date-value="2018-10-18" calcext:value-type="date">
            <text:p>2018-10-18</text:p>
          </table:table-cell>
          <table:table-cell table:style-name="ce13" office:value-type="string" calcext:value-type="string">
            <text:p>Carol Campbell</text:p>
          </table:table-cell>
          <table:table-cell table:style-name="ce15" office:value-type="string" calcext:value-type="string">
            <text:p>1931 Brown St --- Gainesville --- FL 85321</text:p>
          </table:table-cell>
          <table:table-cell table:style-name="ce13"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  <table:table-cell table:formula="of:=[.I9]-[.H9]" office:value-type="float" office:value="3" calcext:value-type="float">
            <text:p>3</text:p>
          </table:table-cell>
          <table:table-cell table:formula="of:=TODAY()-[.I9]" office:value-type="float" office:value="1356" calcext:value-type="float">
            <text:p>1356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office:value-type="string" calcext:value-type="string">
            <text:p>Julia Jones </text:p>
          </table:table-cell>
          <table:table-cell table:style-name="ce15" office:value-type="string" calcext:value-type="string">
            <text:p>1622 Seaside St --- Seattle --- WA 32569 </text:p>
          </table:table-cell>
          <table:table-cell table:style-name="ce13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0]-[.H10]" office:value-type="float" office:value="3" calcext:value-type="float">
            <text:p>3</text:p>
          </table:table-cell>
          <table:table-cell table:formula="of:=TODAY()-[.I10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office:value-type="string" calcext:value-type="string">
            <text:p>Julia Jones </text:p>
          </table:table-cell>
          <table:table-cell table:style-name="ce15" office:value-type="string" calcext:value-type="string">
            <text:p>1622 Seaside St --- Seattle --- WA 32569 </text:p>
          </table:table-cell>
          <table:table-cell table:style-name="ce13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1]-[.H11]" office:value-type="float" office:value="3" calcext:value-type="float">
            <text:p>3</text:p>
          </table:table-cell>
          <table:table-cell table:formula="of:=TODAY()-[.I11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office:value-type="string" calcext:value-type="string">
            <text:p>Julia Jones </text:p>
          </table:table-cell>
          <table:table-cell table:style-name="ce15" office:value-type="string" calcext:value-type="string">
            <text:p>1622 Seaside St --- Seattle --- WA 32569 </text:p>
          </table:table-cell>
          <table:table-cell table:style-name="ce13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2]-[.H12]" office:value-type="float" office:value="3" calcext:value-type="float">
            <text:p>3</text:p>
          </table:table-cell>
          <table:table-cell table:formula="of:=TODAY()-[.I12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4" calcext:value-type="date">
            <text:p>2018-10-14</text:p>
          </table:table-cell>
          <table:table-cell table:style-name="ce11" office:value-type="date" office:date-value="2018-10-17" calcext:value-type="date">
            <text:p>2018-10-17</text:p>
          </table:table-cell>
          <table:table-cell table:style-name="ce13" office:value-type="string" calcext:value-type="string">
            <text:p>Julia Jones </text:p>
          </table:table-cell>
          <table:table-cell table:style-name="ce15" office:value-type="string" calcext:value-type="string">
            <text:p>1622 Seaside St --- Seattle --- WA 32569 </text:p>
          </table:table-cell>
          <table:table-cell table:style-name="ce13"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  <table:table-cell table:formula="of:=[.I13]-[.H13]" office:value-type="float" office:value="3" calcext:value-type="float">
            <text:p>3</text:p>
          </table:table-cell>
          <table:table-cell table:formula="of:=TODAY()-[.I13]" office:value-type="float" office:value="1357" calcext:value-type="float">
            <text:p>1357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office:value-type="string" calcext:value-type="string">
            <text:p>Irene Everly </text:p>
          </table:table-cell>
          <table:table-cell table:style-name="ce15" office:value-type="string" calcext:value-type="string">
            <text:p>1756 East Dr --- Houston --- TX 28562</text:p>
          </table:table-cell>
          <table:table-cell table:style-name="ce13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4]-[.H14]" office:value-type="float" office:value="3" calcext:value-type="float">
            <text:p>3</text:p>
          </table:table-cell>
          <table:table-cell table:formula="of:=TODAY()-[.I14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office:value-type="string" calcext:value-type="string">
            <text:p>Irene Everly </text:p>
          </table:table-cell>
          <table:table-cell table:style-name="ce15" office:value-type="string" calcext:value-type="string">
            <text:p>1756 East Dr --- Houston --- TX 28562</text:p>
          </table:table-cell>
          <table:table-cell table:style-name="ce13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5]-[.H15]" office:value-type="float" office:value="3" calcext:value-type="float">
            <text:p>3</text:p>
          </table:table-cell>
          <table:table-cell table:formula="of:=TODAY()-[.I15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office:value-type="string" calcext:value-type="string">
            <text:p>Irene Everly </text:p>
          </table:table-cell>
          <table:table-cell table:style-name="ce15" office:value-type="string" calcext:value-type="string">
            <text:p>1756 East Dr --- Houston --- TX 28562</text:p>
          </table:table-cell>
          <table:table-cell table:style-name="ce13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6]-[.H16]" office:value-type="float" office:value="3" calcext:value-type="float">
            <text:p>3</text:p>
          </table:table-cell>
          <table:table-cell table:formula="of:=TODAY()-[.I16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2018-10-12</text:p>
          </table:table-cell>
          <table:table-cell table:style-name="ce11" office:value-type="date" office:date-value="2018-10-15" calcext:value-type="date">
            <text:p>2018-10-15</text:p>
          </table:table-cell>
          <table:table-cell table:style-name="ce13" office:value-type="string" calcext:value-type="string">
            <text:p>Irene Everly </text:p>
          </table:table-cell>
          <table:table-cell table:style-name="ce15" office:value-type="string" calcext:value-type="string">
            <text:p>1756 East Dr --- Houston --- TX 28562</text:p>
          </table:table-cell>
          <table:table-cell table:style-name="ce13"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  <table:table-cell table:formula="of:=[.I17]-[.H17]" office:value-type="float" office:value="3" calcext:value-type="float">
            <text:p>3</text:p>
          </table:table-cell>
          <table:table-cell table:formula="of:=TODAY()-[.I17]" office:value-type="float" office:value="1359" calcext:value-type="float">
            <text:p>1359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office:value-type="string" calcext:value-type="string">
            <text:p>Rachel Rose</text:p>
          </table:table-cell>
          <table:table-cell table:style-name="ce15" office:value-type="string" calcext:value-type="string">
            <text:p>1465 River Dr --- Boston --- MA 43625 </text:p>
          </table:table-cell>
          <table:table-cell table:style-name="ce13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18]-[.H18]" office:value-type="float" office:value="3" calcext:value-type="float">
            <text:p>3</text:p>
          </table:table-cell>
          <table:table-cell table:formula="of:=TODAY()-[.I18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office:value-type="string" calcext:value-type="string">
            <text:p>Rachel Rose</text:p>
          </table:table-cell>
          <table:table-cell table:style-name="ce15" office:value-type="string" calcext:value-type="string">
            <text:p>1465 River Dr --- Boston --- MA 43625 </text:p>
          </table:table-cell>
          <table:table-cell table:style-name="ce13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19]-[.H19]" office:value-type="float" office:value="3" calcext:value-type="float">
            <text:p>3</text:p>
          </table:table-cell>
          <table:table-cell table:formula="of:=TODAY()-[.I19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office:value-type="string" calcext:value-type="string">
            <text:p>Rachel Rose</text:p>
          </table:table-cell>
          <table:table-cell table:style-name="ce15" office:value-type="string" calcext:value-type="string">
            <text:p>1465 River Dr --- Boston --- MA 43625 </text:p>
          </table:table-cell>
          <table:table-cell table:style-name="ce13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0]-[.H20]" office:value-type="float" office:value="3" calcext:value-type="float">
            <text:p>3</text:p>
          </table:table-cell>
          <table:table-cell table:formula="of:=TODAY()-[.I20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office:value-type="string" calcext:value-type="string">
            <text:p>Rachel Rose</text:p>
          </table:table-cell>
          <table:table-cell table:style-name="ce15" office:value-type="string" calcext:value-type="string">
            <text:p>1465 River Dr --- Boston --- MA 43625 </text:p>
          </table:table-cell>
          <table:table-cell table:style-name="ce13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1]-[.H21]" office:value-type="float" office:value="3" calcext:value-type="float">
            <text:p>3</text:p>
          </table:table-cell>
          <table:table-cell table:formula="of:=TODAY()-[.I21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office:value-type="string" calcext:value-type="string">
            <text:p>Rachel Rose</text:p>
          </table:table-cell>
          <table:table-cell table:style-name="ce15" office:value-type="string" calcext:value-type="string">
            <text:p>1465 River Dr --- Boston --- MA 43625 </text:p>
          </table:table-cell>
          <table:table-cell table:style-name="ce13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2]-[.H22]" office:value-type="float" office:value="3" calcext:value-type="float">
            <text:p>3</text:p>
          </table:table-cell>
          <table:table-cell table:formula="of:=TODAY()-[.I22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6" calcext:value-type="date">
            <text:p>2018-10-16</text:p>
          </table:table-cell>
          <table:table-cell table:style-name="ce11" office:value-type="date" office:date-value="2018-10-19" calcext:value-type="date">
            <text:p>2018-10-19</text:p>
          </table:table-cell>
          <table:table-cell table:style-name="ce13" office:value-type="string" calcext:value-type="string">
            <text:p>Rachel Rose</text:p>
          </table:table-cell>
          <table:table-cell table:style-name="ce15" office:value-type="string" calcext:value-type="string">
            <text:p>1465 River Dr --- Boston --- MA 43625 </text:p>
          </table:table-cell>
          <table:table-cell table:style-name="ce13"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  <table:table-cell table:formula="of:=[.I23]-[.H23]" office:value-type="float" office:value="3" calcext:value-type="float">
            <text:p>3</text:p>
          </table:table-cell>
          <table:table-cell table:formula="of:=TODAY()-[.I23]" office:value-type="float" office:value="1355" calcext:value-type="float">
            <text:p>1355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3" calcext:value-type="date">
            <text:p>2018-10-13</text:p>
          </table:table-cell>
          <table:table-cell table:style-name="ce11" office:value-type="date" office:date-value="2018-10-16" calcext:value-type="date">
            <text:p>2018-10-16</text:p>
          </table:table-cell>
          <table:table-cell table:style-name="ce13" office:value-type="string" calcext:value-type="string">
            <text:p>Sophie Sutton</text:p>
          </table:table-cell>
          <table:table-cell table:style-name="ce15" office:value-type="string" calcext:value-type="string">
            <text:p>1896 West Dr --- Portland --- OR 65842</text:p>
          </table:table-cell>
          <table:table-cell table:style-name="ce13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I24]-[.H24]" office:value-type="float" office:value="3" calcext:value-type="float">
            <text:p>3</text:p>
          </table:table-cell>
          <table:table-cell table:formula="of:=TODAY()-[.I24]" office:value-type="float" office:value="1358" calcext:value-type="float">
            <text:p>1358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13" calcext:value-type="date">
            <text:p>2018-10-13</text:p>
          </table:table-cell>
          <table:table-cell table:style-name="ce11" office:value-type="date" office:date-value="2018-10-16" calcext:value-type="date">
            <text:p>2018-10-16</text:p>
          </table:table-cell>
          <table:table-cell table:style-name="ce13" office:value-type="string" calcext:value-type="string">
            <text:p>Sophie Sutton</text:p>
          </table:table-cell>
          <table:table-cell table:style-name="ce15" office:value-type="string" calcext:value-type="string">
            <text:p>1896 West Dr --- Portland --- OR 65842</text:p>
          </table:table-cell>
          <table:table-cell table:style-name="ce13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I25]-[.H25]" office:value-type="float" office:value="3" calcext:value-type="float">
            <text:p>3</text:p>
          </table:table-cell>
          <table:table-cell table:formula="of:=TODAY()-[.I25]" office:value-type="float" office:value="1358" calcext:value-type="float">
            <text:p>1358</text:p>
          </table:table-cell>
          <table:table-cell table:number-columns-repeated="100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3" calcext:value-type="date">
            <text:p>2018-10-13</text:p>
          </table:table-cell>
          <table:table-cell table:style-name="ce11" office:value-type="date" office:date-value="2018-10-16" calcext:value-type="date">
            <text:p>2018-10-16</text:p>
          </table:table-cell>
          <table:table-cell table:style-name="ce13" office:value-type="string" calcext:value-type="string">
            <text:p>Sophie Sutton</text:p>
          </table:table-cell>
          <table:table-cell table:style-name="ce15" office:value-type="string" calcext:value-type="string">
            <text:p>1896 West Dr --- Portland --- OR 65842</text:p>
          </table:table-cell>
          <table:table-cell table:style-name="ce13"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  <table:table-cell table:formula="of:=[.I26]-[.H26]" office:value-type="float" office:value="3" calcext:value-type="float">
            <text:p>3</text:p>
          </table:table-cell>
          <table:table-cell table:formula="of:=TODAY()-[.I26]" office:value-type="float" office:value="1358" calcext:value-type="float">
            <text:p>1358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office:value-type="string" calcext:value-type="string">
            <text:p>Wendy West</text:p>
          </table:table-cell>
          <table:table-cell table:style-name="ce15" office:value-type="string" calcext:value-type="string">
            <text:p>1252 Vine St --- Chicago --- IL 73215</text:p>
          </table:table-cell>
          <table:table-cell table:style-name="ce13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27]-[.H27]" office:value-type="float" office:value="3" calcext:value-type="float">
            <text:p>3</text:p>
          </table:table-cell>
          <table:table-cell table:formula="of:=TODAY()-[.I27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office:value-type="string" calcext:value-type="string">
            <text:p>Wendy West</text:p>
          </table:table-cell>
          <table:table-cell table:style-name="ce15" office:value-type="string" calcext:value-type="string">
            <text:p>1252 Vine St --- Chicago --- IL 73215</text:p>
          </table:table-cell>
          <table:table-cell table:style-name="ce13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28]-[.H28]" office:value-type="float" office:value="3" calcext:value-type="float">
            <text:p>3</text:p>
          </table:table-cell>
          <table:table-cell table:formula="of:=TODAY()-[.I28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office:value-type="string" calcext:value-type="string">
            <text:p>Wendy West</text:p>
          </table:table-cell>
          <table:table-cell table:style-name="ce15" office:value-type="string" calcext:value-type="string">
            <text:p>1252 Vine St --- Chicago --- IL 73215</text:p>
          </table:table-cell>
          <table:table-cell table:style-name="ce13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29]-[.H29]" office:value-type="float" office:value="3" calcext:value-type="float">
            <text:p>3</text:p>
          </table:table-cell>
          <table:table-cell table:formula="of:=TODAY()-[.I29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office:value-type="string" calcext:value-type="string">
            <text:p>Wendy West</text:p>
          </table:table-cell>
          <table:table-cell table:style-name="ce15" office:value-type="string" calcext:value-type="string">
            <text:p>1252 Vine St --- Chicago --- IL 73215</text:p>
          </table:table-cell>
          <table:table-cell table:style-name="ce13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30]-[.H30]" office:value-type="float" office:value="3" calcext:value-type="float">
            <text:p>3</text:p>
          </table:table-cell>
          <table:table-cell table:formula="of:=TODAY()-[.I30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21" calcext:value-type="date">
            <text:p>2018-10-21</text:p>
          </table:table-cell>
          <table:table-cell table:style-name="ce11" office:value-type="date" office:date-value="2018-10-24" calcext:value-type="date">
            <text:p>2018-10-24</text:p>
          </table:table-cell>
          <table:table-cell table:style-name="ce13" office:value-type="string" calcext:value-type="string">
            <text:p>Wendy West</text:p>
          </table:table-cell>
          <table:table-cell table:style-name="ce15" office:value-type="string" calcext:value-type="string">
            <text:p>1252 Vine St --- Chicago --- IL 73215</text:p>
          </table:table-cell>
          <table:table-cell table:style-name="ce13"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  <table:table-cell table:formula="of:=[.I31]-[.H31]" office:value-type="float" office:value="3" calcext:value-type="float">
            <text:p>3</text:p>
          </table:table-cell>
          <table:table-cell table:formula="of:=TODAY()-[.I31]" office:value-type="float" office:value="1350" calcext:value-type="float">
            <text:p>1350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orders_has_products.A1:orders_has_products.O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4:35:35.683580689</dc:date>
    <meta:editing-duration>PT1H37M37S</meta:editing-duration>
    <meta:editing-cycles>13</meta:editing-cycles>
    <meta:generator>LibreOffice/7.3.4.2$Linux_X86_64 LibreOffice_project/30$Build-2</meta:generator>
    <meta:document-statistic meta:table-count="1" meta:cell-count="465" meta:object-count="0"/>
  </office:meta>
</office:document-meta>
</file>